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 style:data-style-name="N36">
      <style:text-properties style:text-position="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C57:.C61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6:.C77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4699.17" calcext:value-type="float">
            <text:p>4699.17</text:p>
          </table:table-cell>
          <table:table-cell table:formula="of:=SUM([.D1:.D79])" office:value-type="float" office:value="4699.17" calcext:value-type="float">
            <text:p>4699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886.12" calcext:value-type="float">
            <text:p>-886.1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3813.05" calcext:value-type="float">
            <text:p>3813.0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3])" office:value-type="float" office:value="52.72" calcext:value-type="float">
            <text:p>52.7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7:.C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7:.C52])" office:value-type="float" office:value="7.45" calcext:value-type="float">
            <text:p>7.4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3" table:formula="of:=SUM([.C55:.C5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4:.C7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60.17" calcext:value-type="float">
            <text:p>60.17</text:p>
          </table:table-cell>
          <table:table-cell table:formula="of:=SUM([.D1:.D78])" office:value-type="float" office:value="60.17" calcext:value-type="float">
            <text:p>60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3:.C9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9];[.D95])" office:value-type="float" office:value="60.17" calcext:value-type="float">
            <text:p>60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00-00-00</text:date>, <text:time style:data-style-name="N2" text:time-value="22:30:12.594758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22:31:47.840472127</dc:date>
    <meta:editing-duration>P1DT8H57M21S</meta:editing-duration>
    <meta:editing-cycles>183</meta:editing-cycles>
    <meta:generator>LibreOffice/5.1.6.2$Linux_X86_64 LibreOffice_project/10m0$Build-2</meta:generator>
    <meta:document-statistic meta:table-count="5" meta:cell-count="631" meta:object-count="0"/>
  </office:meta>
</office:document-meta>
</file>